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600" table:style-name="ce1">
            <text:p>6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20" table:style-name="ce1">
            <text:p>1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20" table:style-name="ce1">
            <text:p>1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454" table:formula="of:=SUM([.E2:.E54])" table:style-name="ce20">
            <text:p>4454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1-11T08:47:43Z</dc:date>
    <meta:print-date>2025-07-12T11:57:59Z</meta:print-date>
    <meta:editing-cycles>190</meta:editing-cycles>
    <meta:editing-duration>PT380579S</meta:editing-duration>
  </office:meta>
</office:document-meta>
</file>